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4000003164D3CD95DD6455B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4">
      <style:text-properties fo:language="sv" fo:country="SE" fo:font-weight="normal" style:font-weight-asian="normal" style:font-weight-complex="normal"/>
    </style:style>
    <style:style style:name="P27" style:family="paragraph" style:parent-style-name="Heading_20_1" style:list-style-name="L4"/>
    <style:style style:name="P28" style:family="paragraph" style:parent-style-name="Heading_20_2" style:list-style-name="L4"/>
    <style:style style:name="P29" style:family="paragraph" style:parent-style-name="Standard" style:master-page-name="Standard">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font-name="Courier" style:font-name-asian="Courier" style:font-name-complex="Courier"/>
    </style:style>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9"/>
    <style:style style:name="P46" style:family="paragraph" style:parent-style-name="Standard" style:list-style-name="L1">
      <style:paragraph-properties fo:margin-left="1.501cm" fo:margin-right="0cm" fo:text-indent="-0.501cm" style:auto-text-indent="false"/>
    </style:style>
    <style:style style:name="P47" style:family="paragraph" style:parent-style-name="Standard" style:list-style-name="L2">
      <style:paragraph-properties fo:margin-left="1.501cm" fo:margin-right="0cm" fo:text-indent="-0.501cm" style:auto-text-indent="false"/>
    </style:style>
    <style:style style:name="P48" style:family="paragraph" style:parent-style-name="Standard" style:list-style-name="L3">
      <style:paragraph-properties fo:margin-left="1.501cm" fo:margin-right="0cm" fo:text-indent="-0.501cm" style:auto-text-indent="false"/>
    </style:style>
    <style:style style:name="P49" style:family="paragraph" style:parent-style-name="Standard" style:list-style-name="L4">
      <style:paragraph-properties fo:margin-left="1.501cm" fo:margin-right="0cm" fo:text-indent="-0.501cm" style:auto-text-indent="false"/>
    </style:style>
    <style:style style:name="P50" style:family="paragraph" style:parent-style-name="Standard" style:list-style-name="L8">
      <style:paragraph-properties fo:margin-left="1.501cm" fo:margin-right="0cm" fo:text-indent="-0.501cm" style:auto-text-indent="false"/>
    </style:style>
    <style:style style:name="P51" style:family="paragraph" style:parent-style-name="Standard" style:list-style-name="L9">
      <style:paragraph-properties fo:margin-left="1.501cm" fo:margin-right="0cm" fo:text-indent="-0.501cm" style:auto-text-indent="false"/>
    </style:style>
    <style:style style:name="P52" style:family="paragraph" style:parent-style-name="Standard" style:list-style-name="L17">
      <style:paragraph-properties fo:margin-left="1.501cm" fo:margin-right="0cm" fo:text-indent="-0.501cm" style:auto-text-indent="false"/>
    </style:style>
    <style:style style:name="P53" style:family="paragraph" style:parent-style-name="Standard" style:list-style-name="L19">
      <style:paragraph-properties fo:margin-left="1.501cm" fo:margin-right="0cm" fo:text-indent="-0.501cm" style:auto-text-indent="false"/>
    </style:style>
    <style:style style:name="P54" style:family="paragraph" style:parent-style-name="Standard" style:list-style-name="L4">
      <style:paragraph-properties fo:margin-left="1.501cm" fo:margin-right="0cm" fo:text-indent="-0.499cm" style:auto-text-indent="false"/>
    </style:style>
    <style:style style:name="P55" style:family="paragraph" style:parent-style-name="Standard" style:list-style-name="L5">
      <style:paragraph-properties fo:margin-left="1.501cm" fo:margin-right="0cm" fo:text-indent="-0.499cm" style:auto-text-indent="false"/>
    </style:style>
    <style:style style:name="P56" style:family="paragraph" style:parent-style-name="Standard" style:list-style-name="L4">
      <style:paragraph-properties fo:margin-left="1.002cm" fo:margin-right="0cm" fo:text-indent="0cm" style:auto-text-indent="false"/>
    </style:style>
    <style:style style:name="P57" style:family="paragraph" style:parent-style-name="Standard" style:list-style-name="L5">
      <style:paragraph-properties fo:margin-left="1.002cm" fo:margin-right="0cm" fo:text-indent="0cm" style:auto-text-indent="false"/>
    </style:style>
    <style:style style:name="P58" style:family="paragraph" style:parent-style-name="Standard" style:list-style-name="L6">
      <style:paragraph-properties fo:margin-left="1.499cm" fo:margin-right="0cm" fo:text-indent="-0.499cm" style:auto-text-indent="false"/>
    </style:style>
    <style:style style:name="P59" style:family="paragraph" style:parent-style-name="Standard" style:list-style-name="L7">
      <style:paragraph-properties fo:margin-left="1.499cm" fo:margin-right="0cm" fo:text-indent="-0.499cm" style:auto-text-indent="false"/>
    </style:style>
    <style:style style:name="P60" style:family="paragraph" style:parent-style-name="Standard" style:list-style-name="L10">
      <style:paragraph-properties fo:margin-left="1.499cm" fo:margin-right="0cm" fo:text-indent="-0.499cm" style:auto-text-indent="false"/>
    </style:style>
    <style:style style:name="P61" style:family="paragraph" style:parent-style-name="Standard" style:list-style-name="L12">
      <style:paragraph-properties fo:margin-left="1.499cm" fo:margin-right="0cm" fo:text-indent="-0.499cm" style:auto-text-indent="false"/>
    </style:style>
    <style:style style:name="P62" style:family="paragraph" style:parent-style-name="Standard" style:list-style-name="L13">
      <style:paragraph-properties fo:margin-left="1.499cm" fo:margin-right="0cm" fo:text-indent="-0.499cm" style:auto-text-indent="false"/>
    </style:style>
    <style:style style:name="P63" style:family="paragraph" style:parent-style-name="Standard" style:list-style-name="L14">
      <style:paragraph-properties fo:margin-left="1.499cm" fo:margin-right="0cm" fo:text-indent="-0.499cm" style:auto-text-indent="false"/>
    </style:style>
    <style:style style:name="P64" style:family="paragraph" style:parent-style-name="Standard" style:list-style-name="L15">
      <style:paragraph-properties fo:margin-left="1.499cm" fo:margin-right="0cm" fo:text-indent="-0.499cm" style:auto-text-indent="false"/>
    </style:style>
    <style:style style:name="P65" style:family="paragraph" style:parent-style-name="Standard" style:list-style-name="L16">
      <style:paragraph-properties fo:margin-left="1.499cm" fo:margin-right="0cm" fo:text-indent="-0.499cm" style:auto-text-indent="false"/>
    </style:style>
    <style:style style:name="P66" style:family="paragraph" style:parent-style-name="Standard" style:list-style-name="L11">
      <style:paragraph-properties fo:margin-left="1.249cm" fo:margin-right="0cm" fo:text-indent="-1.249cm" style:auto-text-indent="false"/>
    </style:style>
    <style:style style:name="P67" style:family="paragraph" style:parent-style-name="Standard" style:list-style-name="L11">
      <style:paragraph-properties fo:margin-left="2.498cm" fo:margin-right="0cm" fo:text-indent="-1.249cm" style:auto-text-indent="false"/>
    </style:style>
    <style:style style:name="P68" style:family="paragraph" style:parent-style-name="Standard" style:list-style-name="L11">
      <style:paragraph-properties fo:margin-left="0cm" fo:margin-right="0cm" fo:text-indent="0cm" style:auto-text-indent="false"/>
    </style:style>
    <style:style style:name="P69" style:family="paragraph" style:parent-style-name="Standard" style:list-style-name="L18">
      <style:paragraph-properties fo:margin-left="1.49cm" fo:margin-right="0cm" fo:text-indent="-0.499cm" style:auto-text-indent="false"/>
    </style:style>
    <style:style style:name="P70" style:family="paragraph" style:parent-style-name="Standard" style:list-style-name="L18">
      <style:paragraph-properties fo:margin-left="0.99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4bfe4e"/>
    </style:style>
    <style:style style:name="T5" style:family="text">
      <style:text-properties officeooo:rsid="004efc88"/>
    </style:style>
    <style:style style:name="T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draw:frame draw:style-name="fr2" draw:name="graphics75" text:anchor-type="paragraph" svg:x="0.557cm" svg:y="0.787cm" svg:width="15.372cm" svg:height="4.882cm" draw:z-index="124"><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text:soft-page-break/></text:p>
      <text:p text:style-name="Standard"/>
      <text:p text:style-name="P22"><text:tab/>Copyright <text:span text:style-name="T4">© 2005-2020 </text:span>SSAB <text:span text:style-name="T5">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text:soft-page-break/>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text:soft-page-break/>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text:soft-page-break/>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26"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2806578277" text:style-name="L1">
        <text:list-item>
          <text:p text:style-name="P46">ett verktyg för att navigera i databasens anläggnings och nod hierarki och visa innehållet i objekt.</text:p>
        </text:list-item>
        <text:list-item>
          <text:p text:style-name="P46">ett antal kommandon för att visa objekt, korsreferenser, hantera tid, logga, skapa/ta bort objekt mm.</text:p>
        </text:list-item>
        <text:list-item>
          <text:p text:style-name="P46">en kommandotolk för att kunna exekvera kommandon i ett script.</text:p>
        </text:list-item>
        <text:list-item>
          <text:p text:style-name="P46">ett antal systembilder för att visa status för job/processer, io-kort, näthanterare, watchdog, grafcet-sekvenser, remotetransar och NMps, samt för att logga attribut i databasen på fil.</text:p>
        </text:list-item>
        <text:list-item>
          <text:p text:style-name="P46">en editor för att bygga menyer och bilder för operatörer och underhåll.</text:p>
        </text:list-item>
        <text:list-item>
          <text:p text:style-name="P30">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text:soft-page-break/>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ext:soft-page-break/>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text:soft-page-break/>Följande funktioner finns i collection bilden.</text:p>
      <text:p text:style-name="Standard"/>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text:soft-page-break/>Watchdog objekten övervakar bla plcprogrammet och kontrollerar att det går med rätt frekvens. Se PROVEW/R Object Reference Manual fär mer information.</text:p>
      <text:p text:style-name="Standard"/>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4100919964" text:style-name="L2">
        <text:list-item>
          <text:p text:style-name="P47">Samla ihop de attribut som ska loggas i collection bilden.</text:p>
        </text:list-item>
        <text:list-item>
          <text:p text:style-name="P47">Gå in i loggnings bilden. Om andra loggningar redan startats, välj ett ledigt entry med tangenterna 'Nästa' eller 'Föreg'.</text:p>
        </text:list-item>
        <text:list-item>
          <text:p text:style-name="P47">Mata in tid genom att välja ut 'Time' med piltangenteran och ändra värde med PF3. Tiden är i ms.</text:p>
        </text:list-item>
        <text:list-item>
          <text:p text:style-name="P47">Mata in filnamn. Om nodnr ej anges i filnamnet kommer filen att hamna på den node som är angiven i RttConfig objektet.</text:p>
        </text:list-item>
        <text:list-item>
          <text:p text:style-name="P47">Mata in typ av loggning under 'Type'. Typen kan vara 'Cont' elller 'Event'. Cont innebär att värden loggas kontinuerligt med angiven periodtid, Event innebär att värdena loggas när de ändrar värde.</text:p>
        </text:list-item>
        <text:list-item>
          <text:p text:style-name="P47">Välj ut 'INSERT' och tryck på PF1 för att lägga in de attribut som valts ut i collection bilden.</text:p>
        </text:list-item>
        <text:list-item>
          <text:p text:style-name="P47">Välj ut 'START' och tryck på PF1 för att starta loggningen. Att loggningen är startad markeras genom att texten '*** ACTIVE ***' blinkar i bilden.</text:p>
        </text:list-item>
        <text:list-item>
          <text:p text:style-name="P47">Stoppa loggningen genom att välja ut 'STOP' och trycka på PF1.</text:p>
        </text:list-item>
        <text:list-item>
          <text:p text:style-name="P31">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ext:soft-page-break/>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2234673329" text:style-name="L3">
        <text:list-item>
          <text:p text:style-name="P48">Samla ihop ett antal parameterar i databasen i collection picture.</text:p>
        </text:list-item>
        <text:list-item>
          <text:p text:style-name="P48">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638650861" text:style-name="L4">
        <text:list-item>
          <text:p text:style-name="P49">Collection bilden finns nu sparad under STO1.</text:p>
          <text:p text:style-name="P32"/>
          <text:p text:style-name="P32">Pss kan man spara bilder under valfritt namn. På VMS lagras och hämtas bilderna på den filkatalog man står på när man startar rtt. På ELN hämtas och lagras bilderna på rtt’s default-filkatalog.</text:p>
          <text:p text:style-name="P32"/>
          <text:h text:style-name="P27" text:outline-level="1"><text:bookmark-start text:name="__RefHeading___Toc14187_412353180"/>Loggning<text:bookmark-end text:name="__RefHeading___Toc14187_412353180"/></text:h>
          <text:p text:style-name="P32"/>
          <text:p text:style-name="P32"/>
          <text:p text:style-name="P32">Loggnings funktionen i rtt gör det möjligt att logga parameterar i rtdb på en fil.</text:p>
          <text:p text:style-name="P32">Upp till tio loggfiler kan vara öppna samtidig och i varje loggfil kan hundra parametrar loggas. Initiering av loggningen görs genom att ge data till en loggtabell. Varje loggfil hanteras av ett entry i loggtabellen.</text:p>
          <text:p text:style-name="P32">Ett entry hanteras från LOGGING-bilden. Med ‘nästa sida’ och ‘föregående sida’ skiftar man entry. </text:p>
          <text:p text:style-name="P32"/>
          <text:p text:style-name="P32">Man kan även hantera ett entry mha kommandon med 'logging create' kommandot och datasätts eller ändras med 'logging set' eller 'logging delete'.</text:p>
          <text:p text:style-name="P32"/>
          <text:p text:style-name="P32">Loggningen startas med 'logging start' som skapar en process som cykliskt övervakar parameterarna.</text:p>
          <text:p text:style-name="P32"/>
          <text:p text:style-name="P32">Om en conditionparameter har angivits sker enbart loggningen om condition parametern är true.</text:p>
          <text:p text:style-name="P32"/>
          <text:p text:style-name="P32">Loggningen kan vara av två typer, antingen loggas värdet av parametrarna kontinuerligt med en viss frekvens, eller loggas en parameter varje gång dess värdet ändras.</text:p>
          <text:p text:style-name="P32"/>
          <text:p text:style-name="P32">Om loggningen sker under en längre tid är det lämligt att starta och stoppa loggningen med en rtt kommandofil,</text:p>
          <text:p text:style-name="P32">eftersom man då inte behöver köra rtt i interaktivt (se kommandofiler samt exempel 4 i appendix C). Rtt startas då upp med en kommandofil som parameter, varefter man kan logga ur ECL och låta rtt sköta sig själv.</text:p>
          <text:p text:style-name="P32"/>
          <text:h text:style-name="P28" text:outline-level="2"><text:bookmark-start text:name="__RefHeading___Toc14189_412353180"/>Kontinuerlig loggning<text:bookmark-end text:name="__RefHeading___Toc14189_412353180"/></text:h>
          <text:p text:style-name="P32">Värdet på parametrarna i entryt loggas vid varje cykel. På filen skrivs dessutom tiden sedan loggningen startades. Filen kan läsas in i t ex DECchart eller Excel för grafisk presentation. Appendix A innehåller en lathund för att använda DECchart.</text:p>
          <text:h text:style-name="P28" text:outline-level="2"><text:bookmark-start text:name="__RefHeading___Toc14191_412353180"/>Händelse loggning<text:bookmark-end text:name="__RefHeading___Toc14191_412353180"/></text:h>
          <text:p text:style-name="P32"/>
          <text:p text:style-name="P32">En parameter i entryt loggas om värdet på parametern har ändrats.</text:p>
          <text:p text:style-name="P32">På loggfilen skrivs tiden för ändringen och det nya värdet.</text:p>
          <text:p text:style-name="P32"/>
          <text:h text:style-name="P28" text:outline-level="2"><text:bookmark-start text:name="__RefHeading___Toc14193_412353180"/>Prioritet<text:bookmark-end text:name="__RefHeading___Toc14193_412353180"/></text:h>
          <text:p text:style-name="P32">Prioriteten för loggningen kan påverkas i ELN, ej I VMS. </text:p>
          <text:p text:style-name="P32"/>
          <text:p text:style-name="P32">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32"/>
          <text:p text:style-name="P32"/>
          <text:h text:style-name="P27" text:outline-level="1"><text:bookmark-start text:name="__RefHeading___Toc14195_412353180"/><text:s/>Kommandofiler i rtt<text:bookmark-end text:name="__RefHeading___Toc14195_412353180"/></text:h>
          <text:p text:style-name="P32"/>
          <text:p text:style-name="P32"/>
          <text:p text:style-name="P32">Rtt innehåller ett kommandofils-språk som används bl a för att lagra collection-picture och loggnings-entryn.</text:p>
          <text:p text:style-name="P32"/>
          <text:p text:style-name="P32">Man kan modifiera dessa filer en text-editor, eller skriva egna kommandoprocedurer t ex för att bygga upp olika test-fall.</text:p>
          <text:p text:style-name="P32"/>
          <text:h text:style-name="P28" text:outline-level="2"><text:bookmark-start text:name="__RefHeading___Toc14197_412353180"/>Skapa en kommandofil<text:bookmark-end text:name="__RefHeading___Toc14197_412353180"/></text:h>
          <text:p text:style-name="P32">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32"/>
          <text:p text:style-name="P32">Kommentarsraderna inleds med ett utropstecken i radens i fösta position på raden.</text:p>
          <text:p text:style-name="P32"/>
          <text:p text:style-name="P32">Kommandon för att hantera collection picture:</text:p>
          <text:p text:style-name="P32"/>
        </text:list-item>
        <text:list-item>
          <text:p text:style-name="P49">collect clear</text:p>
        </text:list-item>
        <text:list-item>
          <text:p text:style-name="P54">collect /name='objektsnamn'</text:p>
        </text:list-item>
        <text:list-item>
          <text:p text:style-name="P54">show collect</text:p>
        </text:list-item>
        <text:list-item>
          <text:p text:style-name="P54">add debug /name='objektsnamn1' [/class= /hierarchy=]</text:p>
        </text:list-item>
        <text:list-item>
          <text:p text:style-name="P56">add parameter/parameter='parameter'/name='objektsnamn3' [/class= /hierarchy=]</text:p>
        </text:list-item>
      </text:list>
      <text:p text:style-name="P12"/>
      <text:p text:style-name="Standard">Kommandon för att bygga en debugbild:</text:p>
      <text:p text:style-name="P16"/>
      <text:list xml:id="list3869132878" text:style-name="L5">
        <text:list-item>
          <text:p text:style-name="P55">debug /name='objektsnamn1' [/class= /hierarchy=]</text:p>
        </text:list-item>
        <text:list-item>
          <text:p text:style-name="P55">show parameter/name=...[/class= /hierarchy=]</text:p>
        </text:list-item>
        <text:list-item>
          <text:p text:style-name="P55">add debug /name='objektsnamn1' [/class= /hierarchy=]</text:p>
        </text:list-item>
        <text:list-item>
          <text:p text:style-name="P57">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text:soft-page-break/>ECL&gt; ex/w rs_rtt /arg=(sys,3.98::test)</text:p>
      <text:p text:style-name="Standard"/>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32681326" text:style-name="L6">
        <text:list-item>
          <text:p text:style-name="P58">Lagrade samlingsbilder, kommandofiler och eventuell symbolfil distribueras mha ett ApplDistr-objekt. Kopiera samtliga filer genom att använda wildcard i source-fil specifikationen (*.rtt_com).</text:p>
        </text:list-item>
        <text:list-item>
          <text:p text:style-name="P58">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8">Korsreferensfiler för rtt (som skapas från Utilities med ‘create rttfiles’) distribueras tillsammans med laddatafiler till den boot-nod som angivits i NodeConfig-objektet.</text:p>
        </text:list-item>
        <text:list-item>
          <text:p text:style-name="P33">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2444238781" text:style-name="L7">
        <text:list-item>
          <text:p text:style-name="P59">Definiera lämpliga symboler från rtt’s kommando-prompt, kontrollera dem med kommandot ‘show symbols’, och lagra dem med kommandot ‘store /symbols’.</text:p>
        </text:list-item>
        <text:list-item>
          <text:p text:style-name="P34">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text:soft-page-break/></text:p>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text:soft-page-break/></text:p>
      <text:p text:style-name="Standard"/>
      <text:h text:style-name="Heading_20_2" text:outline-level="2"><text:bookmark-start text:name="__RefHeading___Toc14271_412353180"/>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text:soft-page-break/>händelselistan anges vid laddningen av larmen. Man kan ange om man vill skriva ut enbart larmtexten eller objektsnamnet.</text:p>
      <text:p text:style-name="Standard"/>
      <text:h text:style-name="Heading_20_4" text:outline-level="4">/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text:soft-page-break/>Exempel</text:p>
      <text:p text:style-name="Standard"><text:span text:style-name="T2">pwr_rtt&gt; cross /function=MyFunc</text:span><text:tab/>Sökningen ej känslig för gemener och versaler.</text:p>
      <text:p text:style-name="P8"/>
      <text:p text:style-name="Standard"><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text:soft-page-break/>Man kan hämat upp aktuella värden på attribut från databasen genom att framför attributnamnet skriva ett '#' tecken och omge # och namn med enkelapostrofer.</text:p>
      <text:p text:style-name="Standard"/>
      <text:p text:style-name="P2">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p text:style-name="Standard"/>
      <text:list xml:id="list1956146977" text:style-name="L8">
        <text:list-item>
          <text:p text:style-name="P50">EVENT: varje gång värdet på en parameter i entryt ändras skrivs tid och värde på loggfilen.</text:p>
        </text:list-item>
        <text:list-item>
          <text:p text:style-name="P35">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list xml:id="list3491496202" text:style-name="L9">
        <text:list-item>
          <text:p text:style-name="P51">EVENT: varje gång värdet på en parameter i entryt ändras skrivs tid och värde på loggfilen.</text:p>
        </text:list-item>
        <text:list-item>
          <text:p text:style-name="P36">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text:soft-page-break/>logging stop<text:bookmark-end text:name="__RefHeading___Toc14333_412353180"/></text:h>
      <text:p text:style-name="Standard"/>
      <text:p text:style-name="Standard">Stoppar loggningen för ett entry. Stänger filen och stoppar processen.</text:p>
      <text:h text:style-name="Heading_20_4" text:outline-level="4">/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text:soft-page-break/>Samtliga print kommandon, där fil ej specificeras, kommer att skrivas ut <text:s/>filen som anges i set file/on kommandot. Även meddelanden och kommandon kan skrivas i filen.</text:p>
      <text:h text:style-name="Heading_20_4" text:outline-level="4">/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text:soft-page-break/></text:p>
      <text:p text:style-name="Standard"/>
      <text:h text:style-name="Heading_20_2" text:outline-level="2"><text:bookmark-start text:name="__RefHeading___Toc14361_412353180"/>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Kommando för att debugga plcprogrammet.</text:p>
      <text:p text:style-name="Standard"><text:soft-page-break/>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text:soft-page-break/></text:p>
      <text:p text:style-name="Standard"/>
      <text:p text:style-name="Standard">Alla kommandon i en kommandofil och alla meddelanden skrivs ut på skärmen.</text:p>
      <text:p text:style-name="Standard"/>
      <text:h text:style-name="Heading_20_2" text:outline-level="2"><text:bookmark-start text:name="__RefHeading___Toc14377_412353180"/>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text:soft-page-break/>/name</text:h>
      <text:p text:style-name="Standard">Namn på kanalobjektet <text:s/>eller på tillhörande signalobjekt.</text:p>
      <text:p text:style-name="Standard"/>
      <text:p text:style-name="Standard"/>
      <text:p text:style-name="Standard"/>
      <text:h text:style-name="Heading_20_2" text:outline-level="2"><text:bookmark-start text:name="__RefHeading___Toc14389_412353180"/>show object<text:bookmark-end text:name="__RefHeading___Toc14389_412353180"/></text:h>
      <text:list xml:id="list1726762577" text:style-name="L10">
        <text:list-item>
          <text:p text:style-name="P60">Visar objektet för ett givet objdid.</text:p>
          <text:p text:style-name="P38"/>
          <text:p text:style-name="P38"><text:tab/>pwr_rtt&gt; show object /objdid=</text:p>
          <text:p text:style-name="P38"/>
        </text:list-item>
        <text:list-item>
          <text:p text:style-name="P60">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7"/>
          <text:p text:style-name="P38"><text:tab/>pwr_rtt&gt; show object /name= /class= /hierarchy=</text:p>
          <text:p text:style-name="P37"/>
        </text:list-item>
        <text:list-item>
          <text:p text:style-name="P37">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text:soft-page-break/>Visar alla objekt av klassen ai där strängen "temp" ingår i namnet.</text:p>
      <text:p text:style-name="Standard"/>
      <text:p text:style-name="P8">pwr_rtt&gt; sho obj/hier /class=step</text:p>
      <text:p text:style-name="P8"/>
      <text:p text:style-name="Standard">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1476092093" text:style-name="L11">
        <text:list-item>
          <text:p text:style-name="P66">structen ska vara definierad med en typedef i den includefil som anges.</text:p>
        </text:list-item>
        <text:list-item>
          <text:p text:style-name="P66">elementen i structen ska vara av följande typer:</text:p>
          <text:list>
            <text:list-item>
              <text:p text:style-name="P67">vanliga c-typer: (unsigned/signed) int, long, short, char, float, double eller struct.</text:p>
            </text:list-item>
            <text:list-item>
              <text:p text:style-name="P67">proview-typer (pwr_tInt32, osv).</text:p>
            </text:list-item>
            <text:list-item>
              <text:p text:style-name="P67">typedef'ade structar. Structarna kan finnas definierade i andra includefiler. Dessa filer måste <text:s/>vara includerade i den include-fil som anges i /file=.</text:p>
            </text:list-item>
          </text:list>
        </text:list-item>
        <text:list-item>
          <text:p text:style-name="P66">arrayer får ha högst två dimensioner.</text:p>
        </text:list-item>
        <text:list-item>
          <text:p text:style-name="P66">en array av struct får ha en dimension.</text:p>
        </text:list-item>
        <text:list-item>
          <text:p text:style-name="P66">tomma rader får ej finnas mellan elementen i structen.</text:p>
        </text:list-item>
        <text:list-item>
          <text:p text:style-name="P66">kommentarsrader måste inledas med /* på varje rad.</text:p>
        </text:list-item>
        <text:list-item>
          <text:p text:style-name="P66">storlek på arrayer måste anges explicit (ej mha #define)</text:p>
        </text:list-item>
        <text:list-item>
          <text:p text:style-name="P68">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
      <text:p text:style-name="Standard"><text:soft-page-break/></text:p>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text:soft-page-break/>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49397475" text:style-name="L12">
        <text:list-item>
          <text:p text:style-name="P61">Deklarationssatser, som namnger variabler och funktioner.</text:p>
        </text:list-item>
        <text:list-item>
          <text:p text:style-name="P61">Uttryck, som utför beräkningar, funktionsanrop och tilldelningar.</text:p>
        </text:list-item>
        <text:list-item>
          <text:p text:style-name="P61">Villkors- loop- och hopp-satser, som utför villkorlig exekvering eller hopp i programkoden.</text:p>
        </text:list-item>
        <text:list-item>
          <text:p text:style-name="P39">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1668135228" text:style-name="L13">
        <text:list-item>
          <text:p text:style-name="P62">int<text:tab/><text:tab/>heltalsvärde.</text:p>
        </text:list-item>
        <text:list-item>
          <text:p text:style-name="P62">float<text:tab/><text:tab/>32-bitars flyttalsvärde.</text:p>
        </text:list-item>
        <text:list-item>
          <text:p text:style-name="P40">string<text:tab/>sträng med 80 tecken (null-terminerad).</text:p>
        </text:list-item>
      </text:list>
      <text:p text:style-name="Standard"/>
      <text:p text:style-name="Standard">En variabel kan deklareras i tre olika namn-tabeller:</text:p>
      <text:p text:style-name="Standard"/>
      <text:list xml:id="list407852985" text:style-name="L14">
        <text:list-item>
          <text:p text:style-name="P63">local<text:tab/><text:tab/>variabeln är känd inom en funktion.</text:p>
        </text:list-item>
        <text:list-item>
          <text:p text:style-name="P63">global<text:tab/>variabeln är känd av alla funktioner inom ett script (med includefiler).</text:p>
        </text:list-item>
        <text:list-item>
          <text:p text:style-name="P41">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2399061509" text:style-name="L15">
        <text:list-item>
          <text:p text:style-name="P64">namn-tabell (global eller extern, om namntabellen är local anges inte detta).</text:p>
        </text:list-item>
        <text:list-item>
          <text:p text:style-name="P64">datatyp (int, float eller string).</text:p>
        </text:list-item>
        <text:list-item>
          <text:p text:style-name="P64">variabelnamn.</text:p>
        </text:list-item>
        <text:list-item>
          <text:p text:style-name="P64">Likamed-tecken följt av initialvärde, om detta ej anges sätts värdet till 0 eller null-string.</text:p>
        </text:list-item>
        <text:list-item>
          <text:p text:style-name="P42">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Exponent är ej ännu implementerat.</text:p>
      <text:p text:style-name="P2"><text:soft-page-break/>Exempel</text:p>
      <text:p text:style-name="Standard">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Funktioner<text:bookmark-end text:name="__RefHeading___Toc14429_412353180"/></text:h>
      <text:h text:style-name="Heading_20_4" text:outline-level="4">Deklaration</text:h>
      <text:p text:style-name="Standard">Funktioner kan vara av datatyperna int, float eller string.</text:p>
      <text:p text:style-name="Standard"><text:soft-page-break/>Funktioner består av en deklaration, följt av diverse satser avslutningsvis nyckelorder ‘endfunction’. En speciell sats för funktioner är return, som tilldelar funktionen ett värde och överlämnar exekveringen till anroparen</text:p>
      <text:p text:style-name="Standard"/>
      <text:p text:style-name="Standard">En funktionsdeklaration består av följande:</text:p>
      <text:list xml:id="list3482551406" text:style-name="L16">
        <text:list-item>
          <text:p text:style-name="P65">Nyckelorder ‘function’.</text:p>
        </text:list-item>
        <text:list-item>
          <text:p text:style-name="P65">Funktionens datatyp.</text:p>
        </text:list-item>
        <text:list-item>
          <text:p text:style-name="P65">Namn på funktionen.</text:p>
        </text:list-item>
        <text:list-item>
          <text:p text:style-name="P43">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text:soft-page-break/>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text:soft-page-break/>Exempel</text:p>
      <text:p text:style-name="P8">for ( i = 0; i &lt; 10; i++)</text:p>
      <text:p text:style-name="P8"><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text:soft-page-break/>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3820006680" text:style-name="L17">
        <text:list-item>
          <text:p text:style-name="P52">K_RETURN</text:p>
        </text:list-item>
        <text:list-item>
          <text:p text:style-name="P52">K_PF1</text:p>
        </text:list-item>
        <text:list-item>
          <text:p text:style-name="P52">K_PF2</text:p>
        </text:list-item>
        <text:list-item>
          <text:p text:style-name="P52">K_PF3</text:p>
        </text:list-item>
        <text:list-item>
          <text:p text:style-name="P52">K_PF4</text:p>
        </text:list-item>
        <text:list-item>
          <text:p text:style-name="P52">K_ARROW_UP</text:p>
        </text:list-item>
        <text:list-item>
          <text:p text:style-name="P52">K_ARROW_DOWN</text:p>
        </text:list-item>
        <text:list-item>
          <text:p text:style-name="P52">K_ARROW_RIGHT</text:p>
        </text:list-item>
        <text:list-item>
          <text:p text:style-name="P52">K_ARROW_LEFT</text:p>
        </text:list-item>
        <text:list-item>
          <text:p text:style-name="P52">K_PREVIOUS_PAGE</text:p>
        </text:list-item>
        <text:list-item>
          <text:p text:style-name="P52">K_NEXT_PAGE</text:p>
        </text:list-item>
        <text:list-item>
          <text:p text:style-name="P52">K_CTRLV</text:p>
        </text:list-item>
        <text:list-item>
          <text:p text:style-name="P52">K_DELETE</text:p>
        </text:list-item>
        <text:list-item>
          <text:p text:style-name="P52">K_CTRLN</text:p>
        </text:list-item>
        <text:list-item>
          <text:p text:style-name="P52">K_CTRLZ</text:p>
        </text:list-item>
        <text:list-item>
          <text:p text:style-name="P52">K_CTRLW</text:p>
        </text:list-item>
        <text:list-item>
          <text:p text:style-name="P44">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2625664672" text:style-name="L18">
        <text:list-item>
          <text:p text:style-name="P69">Måsvinge-parenteser används ej. Villkors-satser, loopar och funktioner avgränsas av nyckelord, tex if-endif, for-endfor, while-endwhile, function-endfunction.</text:p>
        </text:list-item>
        <text:list-item>
          <text:p text:style-name="P69">Om en sats delas upp på flera rader ska radbrytningen <text:s/>med backslash.</text:p>
        </text:list-item>
        <text:list-item>
          <text:p text:style-name="P69">Det finns bara tre datatyper: int, float och string.</text:p>
        </text:list-item>
        <text:list-item>
          <text:p text:style-name="P69">Arrayer kan endast ha en dimension.</text:p>
        </text:list-item>
        <text:list-item>
          <text:p text:style-name="P69">Argument som skickas med en function, kan inte vara ett uttryck, endast en variabel eller in konstans är tillåtet.</text:p>
        </text:list-item>
        <text:list-item>
          <text:p text:style-name="P69">Om ett argument till en funktion, ändras i funktionen, förs ändringen över till anroparen. </text:p>
        </text:list-item>
        <text:list-item>
          <text:p text:style-name="P69">Index i en array kan inte vara ett uttryck, endast en variabel eller en konstant är tillåtet.</text:p>
        </text:list-item>
        <text:list-item>
          <text:p text:style-name="P69">Satser utan nyckelord och utan semikolon tolkas som pwr_cmd-kommandon.</text:p>
        </text:list-item>
        <text:list-item>
          <text:p text:style-name="P69">Eventuella argument som skickas med vid exekvering av filen, lagras i p1-p9.</text:p>
        </text:list-item>
        <text:list-item>
          <text:p text:style-name="P69">Sammanslagning och jämförelse av strängar sker med ‘+’ resp ‘==’ operatorerna.</text:p>
        </text:list-item>
        <text:list-item>
          <text:p text:style-name="P70"><text:soft-page-break/>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ext:soft-page-break/>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554913381" text:style-name="L19">
        <text:list-item>
          <text:p text:style-name="P53">Kopiera filerna ssab_inc:chart$defaults.dat och ssab_inc:rs_rtt.chart_style till sys$login.</text:p>
        </text:list-item>
        <text:list-item>
          <text:p text:style-name="P53">Starta DECchart med kommandot<text:tab/><text:tab/><text:tab/><text:tab/><text:tab/>@vue$library:chart$vue</text:p>
        </text:list-item>
        <text:list-item>
          <text:p text:style-name="P53">Ta upp ett worksheet genom att välja 'Worksheet...' under 'File' i menyn.</text:p>
        </text:list-item>
        <text:list-item>
          <text:p text:style-name="P53">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3">Loggningsdata ska nu dyka upp i worksheet bilden. Välj ut samtliga data genom att klicka på fältet markerat '*'.</text:p>
        </text:list-item>
        <text:list-item>
          <text:p text:style-name="P53">Genom att klicka på 'Draw Chart' ritas ett diagram ut i DECchart fönstret.</text:p>
        </text:list-item>
        <text:list-item>
          <text:p text:style-name="P45">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 Starta loggning</text:p>
      <text:p text:style-name="P8"><text:soft-page-break/>logging create/insert/file=3.9::log.dat/type=event</text:p>
      <text:p text:style-name="P8">logging start/entry=1</text:p>
      <text:p text:style-name="P8">!</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p>
      <text:p text:style-name="P8">! Datasätt objektet</text:p>
      <text:p text:style-name="P8">!</text:p>
      <text:p text:style-name="P8"><text:soft-page-break/>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3"><draw:text-box fo:min-height="0.058cm" fo:min-width="0.041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WR_RTT_EDIT</dc:title>
    <meta:initial-creator>PC-Anvandare</meta:initial-creator>
    <meta:creation-date>2004-02-13T11:33:00</meta:creation-date>
    <dc:date>2020-03-04T16:19:38.680192980</dc:date>
    <meta:print-date>2004-02-13T13:04:00</meta:print-date>
    <meta:editing-cycles>8</meta:editing-cycles>
    <meta:editing-duration>PT9M2S</meta:editing-duration>
    <meta:generator>LibreOffice/6.1.5.2$Linux_X86_64 LibreOffice_project/10$Build-2</meta:generator>
    <meta:document-statistic meta:table-count="13" meta:image-count="1" meta:object-count="0" meta:page-count="124" meta:paragraph-count="2381" meta:word-count="14080" meta:character-count="96939" meta:non-whitespace-character-count="83611"/>
  </office:meta>
</office:document-meta>
</file>